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0000002414F04D619ED193442.png" manifest:media-type="image/png"/>
  <manifest:file-entry manifest:full-path="Pictures/10000000000005FD0000021E7117DFE685CE6A31.png" manifest:media-type="image/png"/>
  <manifest:file-entry manifest:full-path="Pictures/1000000000000357000003034382F9F6F743DD26.png" manifest:media-type="image/png"/>
  <manifest:file-entry manifest:full-path="Pictures/10000000000002620000019719155A36A7E47EAD.jpg" manifest:media-type="image/jpeg"/>
  <manifest:file-entry manifest:full-path="Pictures/10000201000001D00000003039176D4D2E73B0DB.png" manifest:media-type="image/png"/>
  <manifest:file-entry manifest:full-path="Pictures/100002010000011F000000509F6853414D393CDA.png" manifest:media-type="image/png"/>
  <manifest:file-entry manifest:full-path="Pictures/1000000000000061000000C35CDF46B6A421A2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Text_20_body">
      <style:paragraph-properties fo:text-align="justify" style:justify-single-word="false"/>
      <style:text-properties officeooo:rsid="0125e76c" officeooo:paragraph-rsid="0126a2a6"/>
    </style:style>
    <style:style style:name="P13" style:family="paragraph" style:parent-style-name="Text_20_body">
      <style:paragraph-properties fo:text-align="justify" style:justify-single-word="false"/>
      <style:text-properties officeooo:rsid="0125e76c" officeooo:paragraph-rsid="01281e16"/>
    </style:style>
    <style:style style:name="P14" style:family="paragraph" style:parent-style-name="Text_20_body">
      <style:paragraph-properties fo:text-align="justify" style:justify-single-word="false"/>
      <style:text-properties officeooo:rsid="0125e76c" officeooo:paragraph-rsid="012a1c5d"/>
    </style:style>
    <style:style style:name="P15" style:family="paragraph" style:parent-style-name="Text_20_body">
      <style:paragraph-properties fo:text-align="justify" style:justify-single-word="false"/>
      <style:text-properties officeooo:rsid="0125e76c" officeooo:paragraph-rsid="012ca78f"/>
    </style:style>
    <style:style style:name="P16" style:family="paragraph" style:parent-style-name="Text_20_body">
      <style:paragraph-properties fo:text-align="justify" style:justify-single-word="false"/>
      <style:text-properties officeooo:rsid="0125e76c" officeooo:paragraph-rsid="012e550c"/>
    </style:style>
    <style:style style:name="P17" style:family="paragraph" style:parent-style-name="Text_20_body">
      <style:paragraph-properties fo:text-align="justify" style:justify-single-word="false"/>
      <style:text-properties officeooo:rsid="0125e76c" officeooo:paragraph-rsid="013f32aa"/>
    </style:style>
    <style:style style:name="P18" style:family="paragraph" style:parent-style-name="Text_20_body">
      <style:paragraph-properties fo:text-align="justify" style:justify-single-word="false"/>
      <style:text-properties officeooo:rsid="0125e76c" officeooo:paragraph-rsid="013e8b3d"/>
    </style:style>
    <style:style style:name="P19" style:family="paragraph" style:parent-style-name="Text_20_body">
      <style:paragraph-properties fo:text-align="justify" style:justify-single-word="false"/>
      <style:text-properties officeooo:rsid="01281e16" officeooo:paragraph-rsid="01281e16"/>
    </style:style>
    <style:style style:name="P20" style:family="paragraph" style:parent-style-name="Text_20_body">
      <style:text-properties officeooo:rsid="01281e16" officeooo:paragraph-rsid="012ca78f"/>
    </style:style>
    <style:style style:name="P21" style:family="paragraph" style:parent-style-name="Text_20_body">
      <style:paragraph-properties fo:text-align="justify" style:justify-single-word="false"/>
      <style:text-properties officeooo:rsid="012a1c5d" officeooo:paragraph-rsid="012a1c5d"/>
    </style:style>
    <style:style style:name="P22" style:family="paragraph" style:parent-style-name="Text_20_body">
      <style:paragraph-properties fo:text-align="justify" style:justify-single-word="false"/>
      <style:text-properties fo:color="#000000" style:text-line-through-style="none" style:text-line-through-type="none" fo:font-weight="normal" officeooo:rsid="013c046d" officeooo:paragraph-rsid="0132d660" style:font-weight-asian="normal" style:font-weight-complex="normal"/>
    </style:style>
    <style:style style:name="P23" style:family="paragraph" style:parent-style-name="Text_20_body">
      <style:paragraph-properties fo:text-align="justify" style:justify-single-word="false"/>
      <style:text-properties fo:color="#000000" style:text-line-through-style="none" style:text-line-through-type="none" fo:font-weight="normal" officeooo:rsid="01338cf0" officeooo:paragraph-rsid="0132d660" style:font-weight-asian="normal" style:font-weight-complex="normal"/>
    </style:style>
    <style:style style:name="P24" style:family="paragraph" style:parent-style-name="Text_20_body">
      <style:text-properties fo:color="#000000" fo:font-weight="normal" officeooo:rsid="0132fc39" officeooo:paragraph-rsid="0132d660" style:font-weight-asian="normal" style:font-weight-complex="normal"/>
    </style:style>
    <style:style style:name="P25" style:family="paragraph" style:parent-style-name="Text_20_body">
      <style:paragraph-properties fo:text-align="justify" style:justify-single-word="false"/>
      <style:text-properties fo:color="#000000" fo:font-weight="normal" officeooo:rsid="01338cf0" officeooo:paragraph-rsid="0132d660" style:font-weight-asian="normal" style:font-weight-complex="normal"/>
    </style:style>
    <style:style style:name="P26" style:family="paragraph" style:parent-style-name="Text_20_body">
      <style:text-properties fo:color="#000000" officeooo:rsid="012fd74c" officeooo:paragraph-rsid="0132d660"/>
    </style:style>
    <style:style style:name="P27" style:family="paragraph" style:parent-style-name="Text_20_body">
      <style:text-properties fo:color="#000000" style:text-underline-style="none" fo:font-weight="normal" officeooo:rsid="013c3248" officeooo:paragraph-rsid="0132d660" style:font-weight-asian="normal" style:font-weight-complex="normal"/>
    </style:style>
    <style:style style:name="P28" style:family="paragraph" style:parent-style-name="Text_20_body">
      <style:text-properties fo:color="#000000" fo:font-weight="bold" officeooo:rsid="013c3248" officeooo:paragraph-rsid="0132d660" style:font-weight-asian="bold" style:font-weight-complex="bold"/>
    </style:style>
    <style:style style:name="P29" style:family="paragraph" style:parent-style-name="Text_20_body">
      <style:text-properties fo:color="#000000" fo:font-weight="bold" officeooo:rsid="013735e2" officeooo:paragraph-rsid="013cc78b" style:font-weight-asian="bold" style:font-weight-complex="bold"/>
    </style:style>
    <style:style style:name="P30" style:family="paragraph" style:parent-style-name="Text_20_body">
      <style:text-properties fo:color="#000000" fo:font-weight="bold" officeooo:rsid="013735e2" officeooo:paragraph-rsid="013b0486" style:font-weight-asian="bold" style:font-weight-complex="bold"/>
    </style:style>
    <style:style style:name="P31" style:family="paragraph" style:parent-style-name="Text_20_body">
      <style:text-properties fo:color="#000000" officeooo:rsid="013da8bd" officeooo:paragraph-rsid="0132d660"/>
    </style:style>
    <style:style style:name="P32" style:family="paragraph" style:parent-style-name="Text_20_body">
      <style:paragraph-properties fo:text-align="center" style:justify-single-word="false"/>
      <style:text-properties fo:color="#000000" officeooo:rsid="01183aa3" officeooo:paragraph-rsid="0134d151"/>
    </style:style>
    <style:style style:name="P33" style:family="paragraph" style:parent-style-name="Text_20_body">
      <style:text-properties fo:color="#000000" officeooo:rsid="013735e2" officeooo:paragraph-rsid="013735e2"/>
    </style:style>
    <style:style style:name="P34" style:family="paragraph" style:parent-style-name="Text_20_body">
      <style:text-properties fo:color="#000000" officeooo:rsid="013735e2" officeooo:paragraph-rsid="013b0486"/>
    </style:style>
    <style:style style:name="P35" style:family="paragraph" style:parent-style-name="Text_20_body">
      <style:text-properties fo:color="#000000" officeooo:rsid="013735e2" officeooo:paragraph-rsid="013cc78b"/>
    </style:style>
    <style:style style:name="P36" style:family="paragraph" style:parent-style-name="Text_20_body">
      <style:paragraph-properties fo:text-align="center" style:justify-single-word="false"/>
      <style:text-properties fo:color="#000000" officeooo:rsid="0140d0b5" officeooo:paragraph-rsid="0140d0b5"/>
    </style:style>
    <style:style style:name="P37" style:family="paragraph" style:parent-style-name="Text_20_body">
      <style:text-properties fo:color="#000000" officeooo:rsid="0140d0b5" officeooo:paragraph-rsid="013b0486"/>
    </style:style>
    <style:style style:name="P38" style:family="paragraph" style:parent-style-name="Text_20_body">
      <style:paragraph-properties fo:text-align="justify" style:justify-single-word="false"/>
      <style:text-properties style:text-line-through-style="none" style:text-line-through-type="none" officeooo:rsid="013c046d" officeooo:paragraph-rsid="0132d660"/>
    </style:style>
    <style:style style:name="P39" style:family="paragraph" style:parent-style-name="Text_20_body">
      <style:text-properties officeooo:rsid="013735e2" officeooo:paragraph-rsid="013735e2"/>
    </style:style>
    <style:style style:name="P40" style:family="paragraph" style:parent-style-name="Text_20_body">
      <style:text-properties officeooo:rsid="013735e2" officeooo:paragraph-rsid="013b0486"/>
    </style:style>
    <style:style style:name="P41" style:family="paragraph" style:parent-style-name="Text_20_body">
      <style:text-properties officeooo:rsid="013735e2" officeooo:paragraph-rsid="013cc78b"/>
    </style:style>
    <style:style style:name="P42" style:family="paragraph" style:parent-style-name="Text_20_body">
      <style:text-properties fo:color="#ff3333" officeooo:rsid="012fd74c" officeooo:paragraph-rsid="0132d660"/>
    </style:style>
    <style:style style:name="P43" style:family="paragraph" style:parent-style-name="Text_20_body">
      <style:paragraph-properties fo:text-align="center" style:justify-single-word="false"/>
      <style:text-properties fo:color="#ff3333" officeooo:rsid="0150483d" officeooo:paragraph-rsid="0150483d"/>
    </style:style>
    <style:style style:name="P44" style:family="paragraph" style:parent-style-name="Text_20_body">
      <style:paragraph-properties fo:text-align="justify" style:justify-single-word="false"/>
      <style:text-properties fo:color="#ff3333" officeooo:rsid="0157b4ec" officeooo:paragraph-rsid="0150483d"/>
    </style:style>
    <style:style style:name="P45" style:family="paragraph" style:parent-style-name="Text_20_body">
      <style:paragraph-properties fo:text-align="center" style:justify-single-word="false"/>
      <style:text-properties officeooo:rsid="01604a4b" officeooo:paragraph-rsid="01604a4b"/>
    </style:style>
    <style:style style:name="P46"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47" style:family="paragraph" style:parent-style-name="Standard" style:master-page-name="Standard">
      <style:paragraph-properties style:page-number="auto"/>
    </style:style>
    <style:style style:name="P48" style:family="paragraph" style:parent-style-name="Text_20_body" style:list-style-name="L1">
      <style:text-properties officeooo:rsid="0112db82" officeooo:paragraph-rsid="0112db82"/>
    </style:style>
    <style:style style:name="P49" style:family="paragraph" style:parent-style-name="Text_20_body" style:list-style-name="L1">
      <style:text-properties officeooo:rsid="0112db82" officeooo:paragraph-rsid="01183aa3"/>
    </style:style>
    <style:style style:name="P50" style:family="paragraph" style:parent-style-name="Text_20_body">
      <style:text-properties officeooo:paragraph-rsid="01605e21"/>
    </style:style>
    <style:style style:name="P51" style:family="paragraph" style:parent-style-name="Text_20_body">
      <style:text-properties fo:color="#000000"/>
    </style:style>
    <style:style style:name="P52" style:family="paragraph" style:parent-style-name="Text_20_body">
      <style:text-properties fo:color="#000000" officeooo:rsid="015a491f" officeooo:paragraph-rsid="01605e21"/>
    </style:style>
    <style:style style:name="P53" style:family="paragraph" style:parent-style-name="Text_20_body">
      <style:text-properties fo:color="#000000" officeooo:paragraph-rsid="01605e21"/>
    </style:style>
    <style:style style:name="P54" style:family="paragraph" style:parent-style-name="Text_20_body">
      <style:text-properties fo:color="#000000" officeooo:rsid="015c1822" officeooo:paragraph-rsid="01605e21"/>
    </style:style>
    <style:style style:name="P55" style:family="paragraph" style:parent-style-name="Heading_20_1">
      <style:text-properties officeooo:rsid="0125e76c" officeooo:paragraph-rsid="0125e76c"/>
    </style:style>
    <style:style style:name="P56" style:family="paragraph" style:parent-style-name="Heading_20_1">
      <style:text-properties fo:color="#000000" officeooo:rsid="013735e2" officeooo:paragraph-rsid="013735e2"/>
    </style:style>
    <style:style style:name="P57" style:family="paragraph" style:parent-style-name="Heading_20_1">
      <style:paragraph-properties fo:break-before="page"/>
      <style:text-properties officeooo:rsid="00649f48" officeooo:paragraph-rsid="00649f48"/>
    </style:style>
    <style:style style:name="P58" style:family="paragraph" style:parent-style-name="Heading_20_2">
      <style:text-properties officeooo:rsid="010fe073" officeooo:paragraph-rsid="010fe073"/>
    </style:style>
    <style:style style:name="P59" style:family="paragraph" style:parent-style-name="Heading_20_2">
      <style:paragraph-properties fo:text-align="start" style:justify-single-word="false"/>
      <style:text-properties officeooo:rsid="0125e76c" officeooo:paragraph-rsid="0125e76c"/>
    </style:style>
    <style:style style:name="P60" style:family="paragraph" style:parent-style-name="Heading_20_2">
      <style:text-properties officeooo:rsid="012fd74c" officeooo:paragraph-rsid="012fd74c"/>
    </style:style>
    <style:style style:name="P61" style:family="paragraph" style:parent-style-name="Heading_20_2">
      <style:text-properties fo:color="#000000"/>
    </style:style>
    <style:style style:name="P62" style:family="paragraph" style:parent-style-name="Heading_20_2">
      <style:text-properties fo:color="#000000" officeooo:paragraph-rsid="01605e21"/>
    </style:style>
    <style:style style:name="P63" style:family="paragraph" style:parent-style-name="Heading_20_3">
      <style:text-properties fo:color="#0066ff" officeooo:rsid="01281e16" officeooo:paragraph-rsid="01281e16"/>
    </style:style>
    <style:style style:name="P64" style:family="paragraph" style:parent-style-name="Heading_20_3">
      <style:paragraph-properties fo:text-align="justify" style:justify-single-word="false"/>
      <style:text-properties fo:color="#0066ff" officeooo:rsid="01281e16" officeooo:paragraph-rsid="012c51cc"/>
    </style:style>
    <style:style style:name="P65" style:family="paragraph" style:parent-style-name="Heading_20_3">
      <style:paragraph-properties fo:text-align="justify" style:justify-single-word="false"/>
      <style:text-properties fo:color="#0066ff" officeooo:rsid="012fd74c" officeooo:paragraph-rsid="012fd74c"/>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f217e" style:font-weight-asian="bold" style:font-weight-complex="bold"/>
    </style:style>
    <style:style style:name="T15" style:family="text">
      <style:text-properties fo:font-weight="bold" officeooo:rsid="013c3248" style:font-weight-asian="bold" style:font-weight-complex="bold"/>
    </style:style>
    <style:style style:name="T16" style:family="text">
      <style:text-properties fo:font-weight="bold" officeooo:rsid="013da8bd" style:font-weight-asian="bold" style:font-weight-complex="bold"/>
    </style:style>
    <style:style style:name="T17" style:family="text">
      <style:text-properties fo:font-weight="bold" officeooo:rsid="0162a365" style:font-weight-asian="bold" style:font-weight-complex="bold"/>
    </style:style>
    <style:style style:name="T18" style:family="text">
      <style:text-properties fo:font-weight="bold" officeooo:rsid="015cfff0"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12a1c5d" style:font-weight-asian="normal" style:font-weight-complex="normal"/>
    </style:style>
    <style:style style:name="T21" style:family="text">
      <style:text-properties fo:font-weight="normal" officeooo:rsid="012b78fa" style:font-weight-asian="normal" style:font-weight-complex="normal"/>
    </style:style>
    <style:style style:name="T22" style:family="text">
      <style:text-properties fo:font-weight="normal" officeooo:rsid="013f32aa" style:font-weight-asian="normal" style:font-weight-complex="normal"/>
    </style:style>
    <style:style style:name="T23" style:family="text">
      <style:text-properties officeooo:rsid="012c51cc"/>
    </style:style>
    <style:style style:name="T24" style:family="text">
      <style:text-properties officeooo:rsid="012e550c"/>
    </style:style>
    <style:style style:name="T25" style:family="text">
      <style:text-properties officeooo:rsid="0132d660"/>
    </style:style>
    <style:style style:name="T26" style:family="text">
      <style:text-properties officeooo:rsid="0137a6f0"/>
    </style:style>
    <style:style style:name="T27" style:family="text">
      <style:text-properties officeooo:rsid="01338cf0"/>
    </style:style>
    <style:style style:name="T28" style:family="text">
      <style:text-properties officeooo:rsid="013f217e"/>
    </style:style>
    <style:style style:name="T29" style:family="text">
      <style:text-properties officeooo:rsid="013c3248"/>
    </style:style>
    <style:style style:name="T30" style:family="text">
      <style:text-properties style:text-underline-style="none"/>
    </style:style>
    <style:style style:name="T31" style:family="text">
      <style:text-properties style:text-underline-style="none" fo:font-weight="bold" officeooo:rsid="013c3248" style:font-weight-asian="bold" style:font-weight-complex="bold"/>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13c3248" style:font-weight-asian="normal" style:font-weight-complex="normal"/>
    </style:style>
    <style:style style:name="T34" style:family="text">
      <style:text-properties officeooo:rsid="013da8bd"/>
    </style:style>
    <style:style style:name="T35" style:family="text">
      <style:text-properties officeooo:rsid="013986c5"/>
    </style:style>
    <style:style style:name="T36" style:family="text">
      <style:text-properties officeooo:rsid="013ab877"/>
    </style:style>
    <style:style style:name="T37" style:family="text">
      <style:text-properties fo:color="#000000"/>
    </style:style>
    <style:style style:name="T38" style:family="text">
      <style:text-properties fo:color="#000000" officeooo:rsid="01390bf8"/>
    </style:style>
    <style:style style:name="T39" style:family="text">
      <style:text-properties fo:color="#000000" officeooo:rsid="013b0486"/>
    </style:style>
    <style:style style:name="T40" style:family="text">
      <style:text-properties fo:color="#000000" officeooo:rsid="013cc78b"/>
    </style:style>
    <style:style style:name="T41" style:family="text">
      <style:text-properties fo:color="#000000" officeooo:rsid="0144eb53"/>
    </style:style>
    <style:style style:name="T42" style:family="text">
      <style:text-properties fo:color="#000000" officeooo:rsid="014699f9"/>
    </style:style>
    <style:style style:name="T43" style:family="text">
      <style:text-properties fo:color="#000000" style:text-line-through-style="none" style:text-line-through-type="none" officeooo:rsid="014bd4cd"/>
    </style:style>
    <style:style style:name="T44" style:family="text">
      <style:text-properties officeooo:rsid="0148f30e"/>
    </style:style>
    <style:style style:name="T45" style:family="text">
      <style:text-properties officeooo:rsid="015a491f"/>
    </style:style>
    <style:style style:name="T46" style:family="text">
      <style:text-properties officeooo:rsid="015c1822"/>
    </style:style>
    <style:style style:name="T47" style:family="text">
      <style:text-properties officeooo:rsid="015cfff0"/>
    </style:style>
    <style:style style:name="T48" style:family="text">
      <style:text-properties style:text-line-through-style="none" style:text-line-through-type="none"/>
    </style:style>
    <style:style style:name="T49" style:family="text">
      <style:text-properties style:text-line-through-style="none" style:text-line-through-type="none" officeooo:rsid="01617cb1"/>
    </style:style>
    <style:style style:name="T50" style:family="text">
      <style:text-properties style:text-line-through-style="none" style:text-line-through-type="none" officeooo:rsid="0162a365"/>
    </style:style>
    <style:style style:name="T51" style:family="text">
      <style:text-properties style:text-line-through-style="none" style:text-line-through-type="none" fo:font-weight="bold" officeooo:rsid="0162a365" style:font-weight-asian="bold" style:font-weight-complex="bold"/>
    </style:style>
    <style:style style:name="T52" style:family="text">
      <style:text-properties officeooo:rsid="01605e2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12.917cm" svg:height="8.618cm" draw:z-index="3"><draw:image xlink:href="Pictures/10000000000002620000019719155A36A7E47EAD.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7">Table des matières</text:p>
          </text:index-title>
          <text:p text:style-name="P66"><text:a xlink:type="simple" xlink:href="#__RefHeading__1316_824097905" text:style-name="Index_20_Link" text:visited-style-name="Index_20_Link">1 Objectif<text:tab/>3</text:a></text:p>
          <text:p text:style-name="P68"><text:a xlink:type="simple" xlink:href="#__RefHeading__1318_824097905" text:style-name="Index_20_Link" text:visited-style-name="Index_20_Link">1.1 Archétype<text:tab/>3</text:a></text:p>
          <text:p text:style-name="P68"><text:a xlink:type="simple" xlink:href="#__RefHeading__1320_824097905" text:style-name="Index_20_Link" text:visited-style-name="Index_20_Link">1.2 Règles du jeu<text:tab/>3</text:a></text:p>
          <text:p text:style-name="P68"><text:a xlink:type="simple" xlink:href="#__RefHeading__3406_1053578290" text:style-name="Index_20_Link" text:visited-style-name="Index_20_Link">1.3 Ressources<text:tab/>3</text:a></text:p>
          <text:p text:style-name="P66"><text:a xlink:type="simple" xlink:href="#__RefHeading___Toc584_1947688652" text:style-name="Index_20_Link" text:visited-style-name="Index_20_Link">2 Description et conception des états<text:tab/>5</text:a></text:p>
          <text:p text:style-name="P68"><text:a xlink:type="simple" xlink:href="#__RefHeading__1318_8240979051" text:style-name="Index_20_Link" text:visited-style-name="Index_20_Link">2.1 Description des états<text:tab/>5</text:a></text:p>
          <text:p text:style-name="P69"><text:a xlink:type="simple" xlink:href="#__RefHeading___Toc586_1947688652" text:style-name="Index_20_Link" text:visited-style-name="Index_20_Link">2.1.1 Couche inférieure<text:tab/>5</text:a></text:p>
          <text:p text:style-name="P69"><text:a xlink:type="simple" xlink:href="#__RefHeading___Toc588_1947688652" text:style-name="Index_20_Link" text:visited-style-name="Index_20_Link">2.1.2 Couche Intermédiaire<text:tab/>5</text:a></text:p>
          <text:p text:style-name="P69"><text:a xlink:type="simple" xlink:href="#__RefHeading___Toc590_1947688652" text:style-name="Index_20_Link" text:visited-style-name="Index_20_Link">2.1.3 Couche Supérieure<text:tab/>5</text:a></text:p>
          <text:p text:style-name="P69"><text:a xlink:type="simple" xlink:href="#__RefHeading___Toc592_1947688652" text:style-name="Index_20_Link" text:visited-style-name="Index_20_Link">2.1.4 État général<text:tab/>5</text:a></text:p>
          <text:p text:style-name="P68"><text:a xlink:type="simple" xlink:href="#__RefHeading___Toc594_1947688652" text:style-name="Index_20_Link" text:visited-style-name="Index_20_Link">2.2 Conception Logiciel<text:tab/>6</text:a></text:p>
          <text:p text:style-name="P66"><text:a xlink:type="simple" xlink:href="#__RefHeading___Toc1524_1660855662" text:style-name="Index_20_Link" text:visited-style-name="Index_20_Link">3 Rendu : Stratégie et Conception<text:tab/>8</text:a></text:p>
          <text:p text:style-name="P68"><text:a xlink:type="simple" xlink:href="#__RefHeading___Toc1526_1660855662" text:style-name="Index_20_Link" text:visited-style-name="Index_20_Link">3.1 Stratégie de rendu d’un état<text:tab/>8</text:a></text:p>
          <text:p text:style-name="P68"><text:a xlink:type="simple" xlink:href="#__RefHeading___Toc1528_1660855662" text:style-name="Index_20_Link" text:visited-style-name="Index_20_Link">3.2 Conception logiciel<text:tab/>8</text:a></text:p>
          <text:p text:style-name="P66"><text:a xlink:type="simple" xlink:href="#__RefHeading___Toc2100_1841778675" text:style-name="Index_20_Link" text:visited-style-name="Index_20_Link">4 Règles de changement d’états et moteur de jeu<text:tab/>10</text:a></text:p>
          <text:p text:style-name="P68"><text:a xlink:type="simple" xlink:href="#__RefHeading___Toc2102_1841778675" text:style-name="Index_20_Link" text:visited-style-name="Index_20_Link">4.1 Changements extérieurs<text:tab/>10</text:a></text:p>
          <text:p text:style-name="P68"><text:a xlink:type="simple" xlink:href="#__RefHeading___Toc2104_1841778675" text:style-name="Index_20_Link" text:visited-style-name="Index_20_Link">4.2 Changements autonomes<text:tab/>10</text:a></text:p>
          <text:p text:style-name="P68"><text:a xlink:type="simple" xlink:href="#__RefHeading___Toc2106_1841778675" text:style-name="Index_20_Link" text:visited-style-name="Index_20_Link">4.3 Conception logiciel<text:tab/>10</text:a></text:p>
        </text:index-body>
      </text:table-of-content>
      <text:p text:style-name="P3"/>
      <text:h text:style-name="P57" text:outline-level="1"><text:bookmark-start text:name="__RefHeading__1316_824097905"/>Objectif<text:bookmark-end text:name="__RefHeading__1316_824097905"/></text:h>
      <text:h text:style-name="P58"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46"/>
      <text:h text:style-name="P58" text:outline-level="2"><text:bookmark-start text:name="__RefHeading__3406_1053578290"/>Ressources<text:bookmark-end text:name="__RefHeading__3406_1053578290"/></text:h>
      <text:p text:style-name="P10">L’affichage du jeu repose principalement sur trois textures :</text:p>
      <text:list xml:id="list1810771102158165078" text:style-name="L1">
        <text:list-item>
          <text:p text:style-name="P48">une texture de 464 x 48 pixels correspondant aux tuiles du terrain, présentée dans la figure 2.</text:p>
        </text:list-item>
        <text:list-item>
          <text:p text:style-name="P49">une texture de 287 x 80 pixels correspondant aux tuiles des différentes unités, présentée dans la figure 3.</text:p>
        </text:list-item>
        <text:list-item>
          <text:p text:style-name="P49">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16.365cm" svg:height="1.693cm"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10.123cm" svg:height="2.82cm"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2.053cm" svg:height="4.128cm" draw:z-index="2"><draw:image xlink:href="Pictures/1000000000000061000000C35CDF46B6A421A28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55" text:outline-level="1"><text:bookmark-start text:name="__RefHeading___Toc584_1947688652"/><text:soft-page-break/>Description et conception des états<text:bookmark-end text:name="__RefHeading___Toc584_1947688652"/></text:h>
      <text:h text:style-name="P59" text:outline-level="2"><text:bookmark-start text:name="__RefHeading__1318_8240979051"/>Description des états<text:bookmark-end text:name="__RefHeading__1318_8240979051"/></text:h>
      <text:p text:style-name="P12"><text:span text:style-name="T10">L’</text:span>état du jeu est formée par <text:span text:style-name="T10">trois couches </text:span>d’éléments :</text:p>
      <text:p text:style-name="P12">— <text:s/><text:span text:style-name="T10">La couche inférieure constituée du terrain.</text:span></text:p>
      <text:p text:style-name="P12">— <text:s/><text:span text:style-name="T10">La couche intermédiaire constituée des bâtiments,</text:span></text:p>
      <text:p text:style-name="P12">— <text:s/><text:span text:style-name="T10">La couche supérieure formée par u</text:span>n ensemble d’éléments mobiles (<text:span text:style-name="T10">les unités</text:span>).</text:p>
      <text:h text:style-name="P63" text:outline-level="3"><text:bookmark-start text:name="__RefHeading___Toc586_1947688652"/>Couche inférieur<text:span text:style-name="T25">e</text:span><text:bookmark-end text:name="__RefHeading___Toc586_1947688652"/></text:h>
      <text:p text:style-name="P24"><text:span text:style-name="T10">L</text:span>a couche inférieure correspond à un tableau en 2D d’éléments de « type de terrain ». <text:s/>Un type de terrain correspond à un élément de décor présent sur chaque <text:span text:style-name="T27">case de la grille de jeu</text:span>. <text:span text:style-name="T27">Il existe 5 types de terrain :</text:span></text:p>
      <text:p text:style-name="P25">— Les routes. Celles-ci peuvent être pratiquées par toutes les unités, elles favorisent le déplacement des véhicules.</text:p>
      <text:p text:style-name="P25">— Les plaines. Toutes les unités peuvent se déplacer sur celles-ci.</text:p>
      <text:p text:style-name="P25">— Les forêts. Les véhicules peuvent difficilement se déplacer sur ces types de terrains.</text:p>
      <text:p text:style-name="P25">— Les montagnes. Les véhicules lourds ne peuvent pas s’y déplacer.</text:p>
      <text:p text:style-name="P25">— Les villes. Les unités sont affectés de la même manière que les forêts.</text:p>
      <text:h text:style-name="P63" text:outline-level="3"><text:bookmark-start text:name="__RefHeading___Toc588_1947688652"/>Couche Intermédiaire <text:bookmark-end text:name="__RefHeading___Toc588_1947688652"/></text:h>
      <text:p text:style-name="P19">La couche intermédiaire est constitué<text:span text:style-name="T25">e</text:span> par des bâtiments, des éléments qui sont fixes sur le terrain. Ces bâtiments <text:span text:style-name="T9">possèdent les propriétés suivantes :</text:span></text:p>
      <text:p text:style-name="P13">— <text:span text:style-name="T10">Position</text:span> (x,y) dans la grille.</text:p>
      <text:p text:style-name="P13">— <text:span text:style-name="T10">Color (c) représentant la couleur des équipes qui s’affrontent.</text:span></text:p>
      <text:p text:style-name="P17"><text:span text:style-name="T19">— </text:span><text:span text:style-name="T22">Id_b(id_b) représentant l’identité de l’unité pour l’affichage dans le rendu.</text:span></text:p>
      <text:p text:style-name="P21">Les bâtiments sont composé de deux types d’éléments :</text:p>
      <text:p text:style-name="P14">— <text:span text:style-name="T13">Le bâtiment principal. </text:span><text:span text:style-name="T20">Cet élément </text:span><text:span text:style-name="T11">contient l’objet à récupérer par le joueur adverse (le drapeau)</text:span>. </text:p>
      <text:p text:style-name="P14">— <text:span text:style-name="T13">Les bâtiments secondaires. </text:span><text:span text:style-name="T21">Ces éléments</text:span><text:span text:style-name="T11"> permettent la construction des unités sur la même position où le bâtiment se trouve à condition qu’aucune autres unité, allié ou ennemie, ne se trouve sur le bâtiment.</text:span></text:p>
      <text:h text:style-name="P64" text:outline-level="3"><text:bookmark-start text:name="__RefHeading___Toc590_1947688652"/>Couche <text:span text:style-name="T23">Supérieure</text:span><text:bookmark-end text:name="__RefHeading___Toc590_1947688652"/></text:h>
      <text:p text:style-name="P20">La couche supérieur<text:span text:style-name="T25">e</text:span> est constitué<text:span text:style-name="T25">e</text:span> par les unités, les éléments mobiles sur le terrain. Ces unités possèdent les propriétés suivantes :</text:p>
      <text:p text:style-name="P15">— <text:span text:style-name="T10">Position</text:span> (x,y) dans la grille.</text:p>
      <text:p text:style-name="P16">— <text:span text:style-name="T10">Color (c) représentant la couleur des équipes qui s’affrontent.</text:span></text:p>
      <text:p text:style-name="P16">— <text:span text:style-name="T24">Vie(v) représentant la vie de l’unité.</text:span></text:p>
      <text:p text:style-name="P16">— <text:span text:style-name="T24">Mvt (m) représentant les points de mouvement de l’unité.</text:span></text:p>
      <text:p text:style-name="P16">— <text:span text:style-name="T24">Puissance (p) représentant la puissance de l’unité.</text:span></text:p>
      <text:p text:style-name="P16">— <text:span text:style-name="T24">Prix (prix) représentant le prix d’achat de l’unité.</text:span></text:p>
      <text:p text:style-name="P18"><text:span text:style-name="T19">— </text:span><text:span text:style-name="T22">Id(id) représentant l’identité de l’unité pour l’affichage dans le rendu.</text:span></text:p>
      <text:h text:style-name="P65" text:outline-level="3"><text:bookmark-start text:name="__RefHeading___Toc592_1947688652"/>État général<text:bookmark-end text:name="__RefHeading___Toc592_1947688652"/></text:h>
      <text:p text:style-name="P22"><text:span text:style-name="T26">L’</text:span>état général du jeu, en plus du terrain composé des trois couches décrites précédemment, est également défini par deux variables :</text:p>
      <text:p text:style-name="P22"><text:span text:style-name="T27">— </text:span>Le tour. Cette variable sert à savoir combien de tours ont été joués depuis le début du jeu et à <text:soft-page-break/>déterminer à quel joueur c’est le tour de jouer.</text:p>
      <text:p text:style-name="P23">— La fin. Cette variable sert à déterminer si la partie est terminée ou non.</text:p>
      <text:p text:style-name="P38"/>
      <text:h text:style-name="P60" text:outline-level="2"><text:bookmark-start text:name="__RefHeading___Toc594_1947688652"/>Conception Logiciel<text:bookmark-end text:name="__RefHeading___Toc594_1947688652"/></text:h>
      <text:p text:style-name="P26">Le diagramme des classes pour les états est présenté en Figure 5, dont nous pouvons mettre en évidence les groupes de classes suivants :</text:p>
      <text:p text:style-name="P26"/>
      <text:p text:style-name="P26"><text:span text:style-name="T12">Classe </text:span><text:span text:style-name="T15">Unite</text:span><text:span text:style-name="T12">.</text:span> <text:span text:style-name="T29">Cette classe, étant polymorphe, sert à définir les types d’unités différentes, représentées par les classe filles. Chaque classe dérivée de la classe </text:span><text:span text:style-name="T31">Unité </text:span><text:span text:style-name="T33">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31">Position</text:span><text:span text:style-name="T33">.</text:span></text:p>
      <text:p text:style-name="P27"/>
      <text:p text:style-name="P28"><text:span text:style-name="T30">Classe Batiment. </text:span><text:span text:style-name="T32">Cette classe représente les bâtiments servant à fabriquer les unités. Cette classe est donc développé selon le design pattern </text:span><text:span text:style-name="T30">Factory</text:span><text:span text:style-name="T32">. Comme pour la classe </text:span><text:span text:style-name="T30">Unite</text:span><text:span text:style-name="T32">, on stocke les instances de </text:span><text:span text:style-name="T30">Batiment</text:span><text:span text:style-name="T32"> dans un tableau 2D.</text:span></text:p>
      <text:p text:style-name="P27"/>
      <text:p text:style-name="P26"><text:span text:style-name="T15">Classe TerrainTab</text:span>. <text:span text:style-name="T34">Cette classe correspond à un tableau en 2D des éléments de </text:span><text:span text:style-name="T16">TerrainTypeId</text:span><text:span text:style-name="T34">, une structure de données de type énumération qui sert à représenter les types de terrain.</text:span></text:p>
      <text:p text:style-name="P26"/>
      <text:p text:style-name="P31"><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28">Elle contient également des méthodes de type « getter » qui permettent de renvoyer les éléments présents sur la grille en fonction de leur position. Enfin, la classe </text:span><text:span text:style-name="T14">Jeu</text:span><text:span text:style-name="T28"> contient une occurrence de la classe </text:span><text:span text:style-name="T14">Terrain</text:span><text:span text:style-name="T28">.</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2" draw:name="Image5" text:anchor-type="paragraph" svg:width="20.001cm" svg:height="18.032cm" draw:z-index="6"><draw:image xlink:href="Pictures/1000000000000357000003034382F9F6F743DD26.png" xlink:type="simple" xlink:show="embed" xlink:actuate="onLoad"/></draw:frame><text:soft-page-break/></text:p>
      <text:p text:style-name="P42"/>
      <text:p text:style-name="P32">FIGURE <text:span text:style-name="T35">5</text:span> – <text:span text:style-name="T36">Diagramme UML de l’implémentation de l’état du jeu</text:span></text:p>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h text:style-name="P56" text:outline-level="1"><text:bookmark-start text:name="__RefHeading___Toc1524_1660855662"/>Rendu : Stratégie et Conception<text:bookmark-end text:name="__RefHeading___Toc1524_1660855662"/></text:h>
      <text:h text:style-name="Heading_20_2" text:outline-level="2"><text:bookmark-start text:name="__RefHeading___Toc1526_1660855662"/>Stratégie de rendu d’un état<text:bookmark-end text:name="__RefHeading___Toc1526_1660855662"/></text:h>
      <text:p text:style-name="P33">Pour le rendu d’un état, nous avons opté pour une stratégie assez bas niveau, et relativement proche</text:p>
      <text:p text:style-name="P33">du fonctionnement des unités graphiques. </text:p>
      <text:p text:style-name="P39"><text:span text:style-name="T37">Plus précisément, nous découpons la scène à rendre en plans (ou « layers ») : un plan pour le </text:span><text:span text:style-name="T38">décors</text:span></text:p>
      <text:p text:style-name="P39"><text:span text:style-name="T37">(</text:span><text:span text:style-name="T38">plaine</text:span><text:span text:style-name="T37">, </text:span><text:span text:style-name="T38">foret</text:span><text:span text:style-name="T37">, etc.), un plan pour les </text:span><text:span text:style-name="T38">bâtiments</text:span><text:span text:style-name="T37"> (</text:span><text:span text:style-name="T38">QG</text:span><text:span text:style-name="T37">, </text:span><text:span text:style-name="T38">usines</text:span><text:span text:style-name="T37">) et un plan pour les </text:span><text:span text:style-name="T38">éléments mobiles (les unités)</text:span><text:span text:style-name="T37">. Chaque plan contiendra deux informations bas-niveau qui seront transmises à la carte</text:span></text:p>
      <text:p text:style-name="P39"><text:span text:style-name="T37">graphique : une unique texture contenant les tuiles (ou « tiles »), et une unique matrice avec la position des</text:span><text:span text:style-name="T38"> </text:span><text:span text:style-name="T37">éléments et les coordonnées dans la texture. En conséquence, chaque plan ne pourra rendre que les éléments dont les tuiles sont présentes dans la texture associée.</text:span></text:p>
      <text:p text:style-name="P33">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text:p>
      <text:h text:style-name="Heading_20_2" text:outline-level="2"><text:bookmark-start text:name="__RefHeading___Toc1528_1660855662"/>Conception logiciel<text:bookmark-end text:name="__RefHeading___Toc1528_1660855662"/></text:h>
      <text:p text:style-name="P33">Le diagramme des classes pour le rendu général est présenté en Figure 6.</text:p>
      <text:p text:style-name="P29">Plan :</text:p>
      <text:p text:style-name="P41"><text:span text:style-name="T37">Le cœur du rendu réside dans la classe Layer</text:span><text:span text:style-name="T41">s</text:span><text:span text:style-name="T37">. Le principal objectif </text:span><text:span text:style-name="T42">d’une instance</text:span><text:span text:style-name="T37">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text:span><text:span text:style-name="T43">Pour chaque plan, on a une méthode nommée setSurface() qui</text:span><text:span text:style-name="T37">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span></text:p>
      <text:p text:style-name="P29">Surface :</text:p>
      <text:p text:style-name="P35">Chaque surface contient une texture du plan et une liste de paires de quadruplets de vecteurs <text:span text:style-name="T44">2</text:span>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30">Tuiles :</text:p>
      <text:p text:style-name="P40"><text:span text:style-name="T39">Le patern Factory </text:span><text:span text:style-name="T37">TileSet regroupent toutes les définitions des tuiles </text:span><text:span text:style-name="T39">utilisé pour chaque </text:span><text:span text:style-name="T37">plan </text:span><text:span text:style-name="T39">à part</text:span><text:span text:style-name="T37">. Par exemple, </text:span><text:span text:style-name="T39">il</text:span><text:span text:style-name="T37"> sait que les coordonnées de la tuile avec un </text:span><text:span text:style-name="T40">QG vert </text:span><text:span text:style-name="T37">qui <text:s/>est (</text:span><text:span text:style-name="T40">0</text:span><text:span text:style-name="T37">,</text:span><text:span text:style-name="T40">93</text:span><text:span text:style-name="T37">) et de taille (</text:span><text:span text:style-name="T40">16</text:span><text:span text:style-name="T37">,</text:span><text:span text:style-name="T40">31</text:span><text:span text:style-name="T37">). Pour obtenir une telle information, un client de ces classes utilise la méthode getTile(). Par exemple si on passe à cette méthode une instance de la classe </text:span><text:span text:style-name="T40">QG</text:span><text:span text:style-name="T37">, alors elle va renvoyer une instance de Tile qui correspond à cet élément.</text:span></text:p>
      <text:p text:style-name="P34"/>
      <text:p text:style-name="P34"/>
      <text:p text:style-name="P34"/>
      <text:p text:style-name="P34"><text:soft-page-break/></text:p>
      <text:p text:style-name="P34"/>
      <text:p text:style-name="P34"/>
      <text:p text:style-name="P34"/>
      <text:p text:style-name="P37"/>
      <text:p text:style-name="P36"/>
      <text:p text:style-name="P36"/>
      <text:p text:style-name="P36"><draw:frame draw:style-name="fr2" draw:name="Image6" text:anchor-type="paragraph" svg:width="20.001cm" svg:height="7.07cm" draw:z-index="5"><draw:image xlink:href="Pictures/10000000000005FD0000021E7117DFE685CE6A31.png" xlink:type="simple" xlink:show="embed" xlink:actuate="onLoad"/></draw:frame></text:p>
      <text:p text:style-name="P36"/>
      <text:p text:style-name="P36"/>
      <text:p text:style-name="P36"/>
      <text:p text:style-name="P36"/>
      <text:p text:style-name="P36"/>
      <text:p text:style-name="P36"/>
      <text:p text:style-name="P36">FIGURE 6 – Diagramme des classes de rendu.</text:p>
      <text:p text:style-name="P36"/>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text:p>
      <text:h text:style-name="Heading_20_1" text:outline-level="1"><text:bookmark-start text:name="__RefHeading___Toc2100_1841778675"/>Règles de changement d’états et moteur de jeu<text:bookmark-end text:name="__RefHeading___Toc2100_1841778675"/></text:h>
      <text:h text:style-name="P61" text:outline-level="2"><text:bookmark-start text:name="__RefHeading___Toc2102_1841778675"/>Changements extérieurs<text:bookmark-end text:name="__RefHeading___Toc2102_1841778675"/></text:h>
      <text:p text:style-name="P51">Les changements extérieurs sont provoqués par des commandes extérieurs, comme<text:span text:style-name="T48"> </text:span><text:span text:style-name="T49">un clic de souris</text:span> ou un ordre provenant du réseau :</text:p>
      <text:p text:style-name="P51">— Commandes principales : « Charger un niveau » : On fabrique un état initial à partir d’un fichier</text:p>
      <text:p text:style-name="P51">— Commandes « <text:span text:style-name="T45">Move Unit</text:span> », « <text:span text:style-name="T45">Attack Unit</text:span> », « <text:span text:style-name="T45">Creat Unit</text:span> » <text:span text:style-name="T45">et « Capture Flag »</text:span> : Si cela est possible (pas <text:span text:style-name="T45">d’unité bloquantes ou de terrain inaccessible</text:span>), un<text:span text:style-name="T45">e</text:span> <text:span text:style-name="T45">unité</text:span> se déplace toujours selon <text:span text:style-name="T45">le nombre de mouvement possible</text:span>.</text:p>
      <text:p text:style-name="P52">Ces changements seront implémenté ultérieurement,</text:p>
      <text:h text:style-name="P62" text:outline-level="2"><text:bookmark-start text:name="__RefHeading___Toc2104_1841778675"/>Changements autonomes<text:bookmark-end text:name="__RefHeading___Toc2104_1841778675"/></text:h>
      <text:p text:style-name="P53">Les changements autonomes sont appliqués à chaque création ou mise à jour d’un état, après les changements extérieurs. Ils sont exécutés dans l’ordre suivant :<text:span text:style-name="T46"> </text:span></text:p>
      <text:p text:style-name="P53">1. Si <text:span text:style-name="T46">aucune unité ne se trouve sur le le bâtiment de sa couleur, </text:span>le <text:span text:style-name="T46">joueur peut le choisir afin de créer une nouvelle unité.</text:span></text:p>
      <text:p text:style-name="P53">2. <text:span text:style-name="T46">Si une unité est sélectionné, afficher les cases de déplacement possible.</text:span></text:p>
      <text:p text:style-name="P53">3. Si <text:span text:style-name="T46">une unité est adjacente à une unité ennemie,</text:span> on <text:span text:style-name="T46">donne le choix de l’attaque</text:span>. <text:span text:style-name="T46">Si elle attaque :</text:span></text:p>
      <text:p text:style-name="P53">(a) <text:span text:style-name="T46">Si l’unité ennemie est morte, elle disparaît du terrain.</text:span></text:p>
      <text:p text:style-name="P53">(<text:span text:style-name="T46">b</text:span>) <text:span text:style-name="T46">Si l’unité ennemie n’est pas morte, elle contre-attaque.</text:span></text:p>
      <text:p text:style-name="P54">l’unité ne peut plus réaliser d’autre action pendant ce tour si elle a attaqué.</text:p>
      <text:p text:style-name="P53">4. <text:span text:style-name="T46">Si une unité se trouve sur le QG ennemie, elle peut récupérer le drapeau de l’équipe adverse.</text:span></text:p>
      <text:p text:style-name="P53">5. <text:span text:style-name="T47">Une unité ne peut réaliser une seul fois les action de chaque type (déplacement, attaque,…).</text:span></text:p>
      <text:p text:style-name="P53">6. <text:span text:style-name="T47">Si le drapeau de l’équipe ennemie se trouve sur sur le QG de l’équipe, le joueur a gagné la partie.</text:span></text:p>
      <text:h text:style-name="P62" text:outline-level="2"><text:bookmark-start text:name="__RefHeading___Toc2106_1841778675"/>Conception logiciel<text:bookmark-end text:name="__RefHeading___Toc2106_1841778675"/></text:h>
      <text:p text:style-name="P53">Le diagramme des classes pour le moteur du jeu est présenté en Figure 7. L’ensemble du moteur de jeu repose sur un patron de conception de type Command, et a pour but la mise en œuvre différée de commandes extérieures sur l’état du jeu. </text:p>
      <text:p text:style-name="P53">Classes Command. Le rôle de ces classes est de représenter une commande, quelque soit sa source</text:p>
      <text:p text:style-name="P53">(automatique, <text:span text:style-name="T52">s</text:span><text:span text:style-name="T50">ouris</text:span>, réseau, ...). Notons bien que ces classes ne gère<text:span text:style-name="T17">nt</text:span> absolument pas l’origine des commandes, ce sont d’autres éléments en dehors du moteur de jeu qui fabriqueron<text:span text:style-name="T51">t</text:span> les instances de ces classes.</text:p>
      <text:p text:style-name="P53">A ces classes, on a défini un type de commande :</text:p>
      <text:p text:style-name="P53">— <text:span text:style-name="T47">AttackUnit</text:span>Command. <text:span text:style-name="T47">Permet a une unité d’attaquer une autre unité adjacente</text:span> ;</text:p>
      <text:p text:style-name="P53">— Move<text:span text:style-name="T47">Unite</text:span>Command. Déplace un<text:span text:style-name="T47">e</text:span> en fonction de s<text:span text:style-name="T47">es points de mouvement </text:span>;</text:p>
      <text:p text:style-name="P53">— <text:span text:style-name="T47">Creat</text:span><text:span text:style-name="T18">e</text:span><text:span text:style-name="T47">Unit</text:span>Command. <text:span text:style-name="T47">Permet de créer une unité sur une usine si elle n’est pas occupée et si le prix de l’achat est suffisant</text:span> ;</text:p>
      <text:p text:style-name="P53">— <text:span text:style-name="T47">DeleteUnit</text:span>Command. <text:span text:style-name="T47">Supprime une unité morte (0 point de vie)</text:span> ;</text:p>
      <text:p text:style-name="P53">— <text:span text:style-name="T47">CaptureFlag</text:span>Command. <text:span text:style-name="T47">Permet de capturer le drapeau de l’équipe ennemie.</text:span></text:p>
      <text:p text:style-name="P53">Engine : C’est le <text:span text:style-name="T47">cœur</text:span> du moteur. Elle stocke les commandes dans une std : :<text:span text:style-name="T52">vector</text:span> avec clé entière. Lorsqu’une nouvelle époque démarre, ie lorsqu’on a appelé la méthode update() après un temps suffisant, le moteur appelle la méthode execute() de chaque commande, incrémente l’époque, puis <text:soft-page-break/>supprime toutes les commandes.</text:p>
      <text:p text:style-name="P50"/>
      <text:p text:style-name="Text_20_body"/>
      <text:p text:style-name="Text_20_body"/>
      <text:p text:style-name="Text_20_body"><draw:frame draw:style-name="fr3" draw:name="Image7" text:anchor-type="paragraph" svg:width="17cm" svg:height="8.756cm" draw:z-index="4"><draw:image xlink:href="Pictures/1000000000000460000002414F04D619ED193442.png" xlink:type="simple" xlink:show="embed" xlink:actuate="onLoad"/></draw:frame></text:p>
      <text:p text:style-name="Text_20_body"/>
      <text:p text:style-name="Text_20_body"/>
      <text:p text:style-name="Text_20_body"/>
      <text:p text:style-name="P45">F IGURE 7 – Diagramme des classes de moteur de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11</text:page-number></text:span><text:span text:style-name="MT1"> / </text:span><text:span text:style-name="MT1"><text:page-count>11</text:page-count></text:span></text:p>
      </style:footer>
    </style:master-page>
    <style:master-page style:name="First_20_Page" style:display-name="First Page" style:page-layout-name="Mpm2" style:next-style-name="Standard"/>
    <style:master-page style:name="Landscape"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9:31:37.980595776</meta:creation-date>
    <meta:editing-duration>PT42M49S</meta:editing-duration>
    <meta:editing-cycles>9</meta:editing-cycles>
    <meta:generator>LibreOffice/5.1.6.2$Linux_X86_64 LibreOffice_project/10m0$Build-2</meta:generator>
    <dc:date>2018-11-08T21:56:35.878111283</dc:date>
    <meta:document-statistic meta:table-count="0" meta:image-count="7" meta:object-count="0" meta:page-count="11" meta:paragraph-count="124" meta:word-count="2049" meta:character-count="12391" meta:non-whitespace-character-count="10436"/>
  </office:meta>
</office:document-meta>
</file>